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9ab37" style:font-size-asian="12pt" style:language-asian="es" style:country-asian="ES"/>
    </style:style>
    <style:style style:name="P3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8pt" officeooo:rsid="00088fa2" style:font-size-asian="7pt" style:font-size-complex="8pt"/>
    </style:style>
    <style:style style:name="T4" style:family="text">
      <style:text-properties officeooo:rsid="0009ab3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</text:p>
      <text:p text:style-name="P1">2. </text:p>
      <text:p text:style-name="P1">3. </text:p>
      <text:p text:style-name="P2">4.<text:span text:style-name="T4">descanso para escribirte esta carta.</text:span>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 </text:p>
      <text:p text:style-name="P1">10.</text:p>
      <text:p text:style-name="P1"/>
      <text:p text:style-name="P1">11. </text:p>
      <text:p text:style-name="P1">12. </text:p>
      <text:p text:style-name="P1">13.<text:span text:style-name="T3">Poder pillarte nada. No se lo digas a nadie pero ¡hoy justo he visto cómo ellos estaban</text:span> </text:p>
      <text:p text:style-name="P1">14. </text:p>
      <text:p text:style-name="P1"/>
      <text:p text:style-name="P1">15.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/text:p>
      <text:p text:style-name="P1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48:50.614979981</dc:date>
    <meta:editing-cycles>16</meta:editing-cycles>
    <meta:editing-duration>PT35M21S</meta:editing-duration>
    <meta:document-statistic meta:table-count="0" meta:image-count="1" meta:object-count="0" meta:page-count="1" meta:paragraph-count="21" meta:word-count="41" meta:character-count="196" meta:non-whitespace-character-count="157"/>
    <meta:template xlink:type="simple" xlink:actuate="onRequest" xlink:title="" xlink:href="Normal.dotm"/>
  </office:meta>
</office:document-meta>
</file>